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1934" officeooo:paragraph-rsid="00011934"/>
    </style:style>
    <style:style style:name="P2" style:family="paragraph" style:parent-style-name="Standard">
      <style:text-properties officeooo:rsid="00011934" officeooo:paragraph-rsid="0003928d"/>
    </style:style>
    <style:style style:name="P3" style:family="paragraph" style:parent-style-name="Standard">
      <style:text-properties officeooo:rsid="00011934" officeooo:paragraph-rsid="000399de"/>
    </style:style>
    <style:style style:name="P4" style:family="paragraph" style:parent-style-name="Standard">
      <style:text-properties officeooo:rsid="0006c118" officeooo:paragraph-rsid="0006c118"/>
    </style:style>
    <style:style style:name="P5" style:family="paragraph" style:parent-style-name="Standard">
      <style:text-properties officeooo:rsid="0006c118" officeooo:paragraph-rsid="0006c118"/>
    </style:style>
    <style:style style:name="T1" style:family="text">
      <style:text-properties officeooo:rsid="000195f0"/>
    </style:style>
    <style:style style:name="T2" style:family="text">
      <style:text-properties officeooo:rsid="0003928d"/>
    </style:style>
    <style:style style:name="T3" style:family="text">
      <style:text-properties officeooo:rsid="000399de"/>
    </style:style>
    <style:style style:name="T4" style:family="text">
      <style:text-properties officeooo:rsid="0006c1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d fabric-samples/test-network</text:p>
      <text:p text:style-name="P1">./network.sh <text:s/><text:span text:style-name="T1">up </text:span>-ca -s couchdb</text:p>
      <text:p text:style-name="P1">./network.sh createChannel -c samplechannel</text:p>
      <text:p text:style-name="P1">./chaincodeJavaLifecycle.sh</text:p>
      <text:p text:style-name="P2">./chaincodeJavaLifecycle_<text:span text:style-name="T2">Product</text:span>.sh</text:p>
      <text:p text:style-name="P3">./chaincodeJavaLifecycle_<text:span text:style-name="T3">SupplyDemandChain.</text:span>sh</text:p>
      <text:p text:style-name="P3"/>
      <text:p text:style-name="P3">git add . <text:s text:c="5"/><text:span text:style-name="T4">(add </text:span>stages your files for tracking.<text:span text:style-name="T4">)</text:span></text:p>
      <text:p text:style-name="P3">git commit -m "First commit"</text:p>
      <text:p text:style-name="P3"/>
      <text:p text:style-name="P3">$ git remote add origin <text:s/>&lt;REMOTE_URL&gt; </text:p>
      <text:p text:style-name="P3"># Sets the new remote</text:p>
      <text:p text:style-name="P3">$ git remote -v</text:p>
      <text:p text:style-name="P3"># Verifies the new remote URL</text:p>
      <text:p text:style-name="P3"/>
      <text:p text:style-name="P3">git push origin main</text:p>
      <text:p text:style-name="P3"/>
      <text:p text:style-name="P3"/>
      <text:p text:style-name="P3"/>
      <text:p text:style-name="P4">add stages your files for tracking.</text:p>
      <text:p text:style-name="P4"/>
      <text:p text:style-name="P4">commit submits the changes, and untracks the file. (The idea is that you are done with it now.)</text:p>
      <text:p text:style-name="P4"/>
      <text:p text:style-name="P4">On your first try, you added the files to track, but didnt add any changes to version control. When you do push, it pushes your commits. Because there were no commits, it said everything was up to date, which is correct.</text:p>
      <text:p text:style-name="P4"/>
      <text:p text:style-name="P4">Second, you tried to commit your changes. Git requires an email address from a user in order to submit changes. This is so you know who made the change. You have not yet told git your email address, so it is requiring you to do so before a commit will succeed. All you need to do, is do the command the message told you too. Use any email/name you like. If this is for a company, you should probably use your @company email address. If this is for github, you should use the email that you used to sign up with github. Otherwise, it doesnt matter, just use one that is you.</text:p>
      <text:p text:style-name="P4"/>
      <text:p text:style-name="P4">./gradlew fatJar</text:p>
      <text:p text:style-name="P4">java -jar producttransfer-all-1.0.jar</text:p>
      <text:p text:style-name="P4">java -Djava.library.path=/home/ates/IBM_CPLEX/cplex/bin/x86-64_linux -jar producttransfer-all-1.0.jar</text:p>
      <text:p text:style-name="P4"/>
      <text:p text:style-name="P4">Main-Class: producttransfer.Pharmacies</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3T06:24:30.035838034</meta:creation-date>
    <dc:date>2021-02-02T11:57:08.476008096</dc:date>
    <meta:editing-duration>PT2H49M39S</meta:editing-duration>
    <meta:editing-cycles>9</meta:editing-cycles>
    <meta:generator>LibreOffice/6.4.6.2$Linux_X86_64 LibreOffice_project/40$Build-2</meta:generator>
    <meta:document-statistic meta:table-count="0" meta:image-count="0" meta:object-count="0" meta:page-count="1" meta:paragraph-count="21" meta:word-count="241" meta:character-count="1529" meta:non-whitespace-character-count="1301"/>
  </office:meta>
</office:document-meta>
</file>